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proxima-nova" svg:font-family="proxima-nov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f7610" officeooo:paragraph-rsid="001f7610"/>
    </style:style>
    <style:style style:name="P2" style:family="paragraph" style:parent-style-name="Standard" style:list-style-name="L1">
      <style:text-properties officeooo:paragraph-rsid="001f7610"/>
    </style:style>
    <style:style style:name="P3" style:family="paragraph" style:parent-style-name="Standard" style:list-style-name="L1">
      <style:text-properties officeooo:rsid="00217f6e" officeooo:paragraph-rsid="00217f6e"/>
    </style:style>
    <style:style style:name="P4" style:family="paragraph" style:parent-style-name="Standard" style:list-style-name="L1">
      <style:text-properties officeooo:rsid="00322629" officeooo:paragraph-rsid="00322629"/>
    </style:style>
    <style:style style:name="P5" style:family="paragraph" style:parent-style-name="Standard" style:list-style-name="L1">
      <style:text-properties officeooo:rsid="00322c20" officeooo:paragraph-rsid="00322c20"/>
    </style:style>
    <style:style style:name="P6" style:family="paragraph" style:parent-style-name="Standard" style:list-style-name="L1">
      <style:text-properties officeooo:rsid="004cc5e1" officeooo:paragraph-rsid="004cc5e1"/>
    </style:style>
    <style:style style:name="T1" style:family="text">
      <style:text-properties officeooo:rsid="001f7610"/>
    </style:style>
    <style:style style:name="T2" style:family="text">
      <style:text-properties officeooo:rsid="00251a0b"/>
    </style:style>
    <style:style style:name="T3" style:family="text">
      <style:text-properties officeooo:rsid="003e270a"/>
    </style:style>
    <style:style style:name="T4" style:family="text">
      <style:text-properties officeooo:rsid="00434f2d"/>
    </style:style>
    <style:style style:name="T5" style:family="text">
      <style:text-properties officeooo:rsid="0046a08a"/>
    </style:style>
    <style:style style:name="T6" style:family="text">
      <style:text-properties officeooo:rsid="005f79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OpenCV</text:h>
      <text:list xml:id="list1354080464" text:style-name="L1">
        <text:list-item>
          <text:p text:style-name="P2"><text:span text:style-name="T1">Canny Edge detection</text:span></text:p>
          <text:list>
            <text:list-item>
              <text:p text:style-name="P2">edges = cv2.Canny(img, 100,100)</text:p>
            </text:list-item>
            <text:list-item>
              <text:p text:style-name="P5">2 param = minValue of gradient intensity</text:p>
            </text:list-item>
            <text:list-item>
              <text:p text:style-name="P5">3 param = maxValue of gradient intensity</text:p>
            </text:list-item>
          </text:list>
        </text:list-item>
        <text:list-item>
          <text:p text:style-name="P1">Gaussian filter</text:p>
          <text:list>
            <text:list-item>
              <text:p text:style-name="P1">Gaussian filtering is done by convolving each point in the input array with a Gaussian kernel and then summing them all to produce the output array.</text:p>
            </text:list-item>
          </text:list>
        </text:list-item>
        <text:list-item>
          <text:p text:style-name="P1">Laplace filter</text:p>
          <text:list>
            <text:list-item>
              <text:p text:style-name="P1"><text:s/>The Laplacian of an image highlights regions of rapid intensity change and is therefore often used for edge detection</text:p>
            </text:list-item>
          </text:list>
        </text:list-item>
        <text:list-item>
          <text:p text:style-name="P3">Sobel filter</text:p>
          <text:list>
            <text:list-item>
              <text:p text:style-name="P3">Gaussian filter + Differentiation operation </text:p>
            </text:list-item>
          </text:list>
        </text:list-item>
        <text:list-item>
          <text:p text:style-name="P1">Erosion</text:p>
          <text:list>
            <text:list-item>
              <text:p text:style-name="P2"><text:span text:style-name="T2">I</text:span><text:span text:style-name="T1">t erodes away the boundaries of foreground object. </text:span><text:span text:style-name="T2">Decrease white pixels</text:span></text:p>
            </text:list-item>
            <text:list-item>
              <text:p text:style-name="P2">img = cv2.imread('j.png', 0)</text:p>
            </text:list-item>
            <text:list-item>
              <text:p text:style-name="P2">kernel = np.ones((5,5), np.uint8)</text:p>
            </text:list-item>
            <text:list-item>
              <text:p text:style-name="P2">erosion = cv2.erode(img, kernel,iterations = 1)</text:p>
            </text:list-item>
          </text:list>
        </text:list-item>
        <text:list-item>
          <text:p text:style-name="P1">Dilation</text:p>
          <text:list>
            <text:list-item>
              <text:p text:style-name="P4">Increase number of white pixels</text:p>
            </text:list-item>
            <text:list-item>
              <text:p text:style-name="P1">dilation = cv2.dilate(img, kernel, iterations=1)</text:p>
            </text:list-item>
          </text:list>
        </text:list-item>
        <text:list-item>
          <text:p text:style-name="P1">Thresholding</text:p>
          <text:list>
            <text:list-item>
              <text:p text:style-name="P1">It is a way to create a binary image from a grayscale or full-color image.</text:p>
            </text:list-item>
            <text:list-item>
              <text:p text:style-name="P1">If pixel value is greater than a threshold value, it is assigned one value (may be white), else it is assigned another value (may be black). </text:p>
            </text:list-item>
            <text:list-item>
              <text:p text:style-name="P1">ret, thresh1 = cv2.threshold(img, 127, 255, cv2.THRESH_BINARY)</text:p>
            </text:list-item>
            <text:list-item>
              <text:p text:style-name="P1">Adaptive Thresholding</text:p>
              <text:list>
                <text:list-item>
                  <text:p text:style-name="P1"><text:span text:style-name="T3">G</text:span>lobal value as threshold value may not be good in all the conditions where image has different lighting conditions in different areas.</text:p>
                </text:list-item>
                <text:list-item>
                  <text:p text:style-name="P1">adaptive = cv2.adaptiveThreshold(img, 255, cv2.ADAPTIVE_THRESH_GAUSSIAN_C, cv2.THRESH_BINARY, 11, 2)</text:p>
                </text:list-item>
              </text:list>
            </text:list-item>
          </text:list>
        </text:list-item>
        <text:list-item>
          <text:p text:style-name="P1">Contours</text:p>
          <text:list>
            <text:list-item>
              <text:p text:style-name="P2"><text:span text:style-name="T4">A</text:span><text:span text:style-name="T1"> curve joining all the continuous points (along the boundary), having same color or intensity. </text:span><text:span text:style-name="T4">T</text:span><text:span text:style-name="T1">he contours are a useful tool for shape analysis and object detection and recognition.</text:span></text:p>
            </text:list-item>
            <text:list-item>
              <text:p text:style-name="P2">line joining all the points along the boundary of an image that are having the same intensity.</text:p>
            </text:list-item>
            <text:list-item>
              <text:p text:style-name="P2"><text:s/>It works best on binary images, so we should first apply thresholding techniques, Sobel edges, etc.</text:p>
            </text:list-item>
            <text:list-item>
              <text:p text:style-name="P2">image = cv2.imread('dave.jpg')</text:p>
            </text:list-item>
            <text:list-item>
              <text:p text:style-name="P2">gray = cv2.cvtColor(image, cv2.COLOR_BGR2GRAY) </text:p>
            </text:list-item>
            <text:list-item>
              <text:p text:style-name="P2">edged = cv2.Canny(gray, 30, 200) </text:p>
            </text:list-item>
            <text:list-item>
              <text:p text:style-name="P2">contours, hierarchy = cv2.findContours(edged, cv2.RETR_EXTERNAL, cv2.CHAIN_APPROX_NONE)</text:p>
            </text:list-item>
            <text:list-item>
              <text:p text:style-name="P2">First one is source image, second is contour retrieval mode, third is contour approximation method<text:tab/></text:p>
            </text:list-item>
          </text:list>
        </text:list-item>
        <text:list-item>
          <text:p text:style-name="P1">Circle detection → Hough circle transfer</text:p>
          <text:list>
            <text:list-item>
              <text:p text:style-name="P1">circles = cv2.HoughCircles(img,cv2.HOUGH_GRADIENT, 1, 20, param1=50, param2=30, minRadius=0, maxRadius=0)</text:p>
            </text:list-item>
            <text:list-item>
              <text:p text:style-name="P1">Gradient value used to handle edge detection in the Yuen et al. method.</text:p>
            </text:list-item>
            <text:list-item>
              <text:p text:style-name="P1">minRadius: Minimum size of the radius (in pixels).</text:p>
            </text:list-item>
            <text:list-item>
              <text:p text:style-name="P6"><text:soft-page-break/><text:a xlink:type="simple" xlink:href="https://www.pyimagesearch.com/2014/07/21/detecting-circles-images-using-opencv-hough-circles/" text:style-name="Internet_20_link" text:visited-style-name="Visited_20_Internet_20_Link">Helping article</text:a><text:tab/><text:tab/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proxima-nova" svg:font-family="proxima-nov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12:42:03.168610371</meta:creation-date>
    <meta:generator>LibreOffice/6.4.2.2$Linux_X86_64 LibreOffice_project/40$Build-2</meta:generator>
    <dc:date>2020-06-05T19:14:06.293708406</dc:date>
    <meta:editing-duration>PT4H39M51S</meta:editing-duration>
    <meta:editing-cycles>27</meta:editing-cycles>
    <meta:document-statistic meta:table-count="0" meta:image-count="0" meta:object-count="0" meta:page-count="2" meta:paragraph-count="40" meta:word-count="369" meta:character-count="2311" meta:non-whitespace-character-count="2012"/>
  </office:meta>
</office:document-meta>
</file>